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Шановний захиснику України!</text:span><text:span text:style-name="T2"/></text:p>
      <text:p text:style-name="P1"><text:span text:style-name="T3"/></text:p>
      <text:p text:style-name="P1"><text:span text:style-name="T3">Учні та вчителі нашої школи щиро запрошуют вас на благодійний концерт, присвячений Дню українського добровольця.<text:s text:c="2"/>Захід відбудеться у нашій школі де ми, звичайно, хочемо висловити вам подяку за<text:s text:c="2"/>захист нашої країни.</text:span></text:p>
      <text:p text:style-name="P1"><text:span text:style-name="T3"/></text:p>
      <text:p text:style-name="P1"><text:span text:style-name="T3">Мабуть, словами важко передати всю нашу вдячність, але ми підготували концерт, щоб показати<text:s text:c="2"/>як сильно ми цінуємо вашу службу. До речі, також відбудеться невеликий благодійний збір на підтримку українських військових.</text:span></text:p>
      <text:p text:style-name="P1"><text:span text:style-name="T3"/></text:p>
      <text:p text:style-name="P1"><text:span text:style-name="T3">Будемо дуже раді бачити вас серед наших гостей. Сподіваємося, що ви, зможете завітати до нас 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